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900000333282DAE052BAFF0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7.1516in" draw:z-index="0"><draw:image xlink:href="Pictures/100000000000031900000333282DAE052BAFF0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3:44:19.820000000</meta:creation-date>
    <dc:date>2017-05-02T13:44:59.571000000</dc:date>
    <meta:editing-duration>PT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2.5.1$Windows_X86_64 LibreOffice_project/0312e1a284a7d50ca85a365c316c7abbf20a4d22</meta:generator>
  </office:meta>
</office:document-meta>
</file>